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ad0" officeooo:paragraph-rsid="0017da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377cm" svg:width="1.397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4:34:04.944000000</meta:creation-date>
    <dc:date>2018-05-09T17:44:40.268000000</dc:date>
    <meta:editing-duration>PT1M20S</meta:editing-duration>
    <meta:editing-cycles>5</meta:editing-cycles>
    <meta:generator>LibreOfficeDev/6.1.0.0.alpha1$Windows_x86 LibreOffice_project/59f9a7e1f7bbbb811f9ee00e8a575ef9d5d7d82b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i>b</mi>
        <mo stretchy="false">/</mo>
        <mi>c</mi>
      </mrow>
    </mrow>
    <annotation encoding="StarMath 5.0">a = b / c</annotation>
  </semantics>
</math>
</file>